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57pt"/>
    </style:style>
    <style:style style:name="co2" style:family="table-column">
      <style:table-column-properties fo:break-before="auto" style:column-width="32.26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5.26pt"/>
    </style:style>
    <style:style style:name="co6" style:family="table-column">
      <style:table-column-properties fo:break-before="auto" style:column-width="39pt"/>
    </style:style>
    <style:style style:name="co7" style:family="table-column">
      <style:table-column-properties fo:break-before="auto" style:column-width="29.99pt"/>
    </style:style>
    <style:style style:name="co8" style:family="table-column">
      <style:table-column-properties fo:break-before="auto" style:column-width="31.49pt"/>
    </style:style>
    <style:style style:name="co9" style:family="table-column">
      <style:table-column-properties fo:break-before="auto" style:column-width="119.25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cd35.t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cd35.t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FAT</text:p>
          </table:table-cell>
          <table:table-cell table:style-name="ce1" office:value-type="string" calcext:value-type="string">
            <text:p>TFAT</text:p>
          </table:table-cell>
          <table:table-cell table:style-name="ce1" office:value-type="string" calcext:value-type="string">
            <text:p>CHOL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RB</text:p>
          </table:table-cell>
          <table:table-cell table:style-name="ce1" office:value-type="string" calcext:value-type="string">
            <text:p>FBR</text:p>
          </table:table-cell>
          <table:table-cell table:style-name="ce1" office:value-type="string" calcext:value-type="string">
            <text:p>SGR</text:p>
          </table:table-cell>
          <table:table-cell table:style-name="ce1" office:value-type="string" calcext:value-type="string">
            <text:p>PRO</text:p>
          </table:table-cell>
          <table:table-cell table:style-name="ce1" office:value-type="string" calcext:value-type="string">
            <text:p>CATEGOR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iple Cheeseburger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ddar Bacon Onion Grilled Chicken Sandwich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130" calcext:value-type="float">
            <text:p>2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Clubhouse Burger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Grilled Chicken Bacon Clubhouse Sandwich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Filet-O-Fis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uttermilk Crispy Chicken Bacon Clubhouse Sandwich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Ranch McChicke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Buffalo Ranch McChicke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Cheddar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Buttermilk Crispy Chicken Sandwich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Mac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with Chees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Bacon &amp; Cheese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Quarter Pounder with Cheese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mburge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'n Spicy McChicken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eseburge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BQ Ranch Burger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illed Onion Cheddar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Cheeseburger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Double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McDouble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Cheddar Hot 'n Spicy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aily Double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(Buttermilk Crispy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(Grilled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ac Snack Wrap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Jalapeño Double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Deluxe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Teri Deluxe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Homestyle Burger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Double Cheeseburge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enali Big Mac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een Chili Double Cheeseburger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Cheddar Bacon Onion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aily Double Burger Mustard Styl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Grilled Onion Cheddar Burger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illed Onion Cheddar Burger Tripl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Mac with Butter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mestyle Burger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eseburger Baco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iple Bacon Cheeseburger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mburger New York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eseburger New Yor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iple Cheeseburger New York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Deluxe New York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New York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een Chili Double Cheeseburger New York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Cheeseburger New York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eseburger Bacon New York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Double Cheeseburger New York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iple Bacon Cheeseburger New York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McDouble New York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With Cheese New York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Quarter Pounder With Cheese New York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gnature Sriracha Burger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Lone Star Stack Burger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ne Star Stack Burger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Bacon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ss Mushroom Melt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Quarter Pounder With Cheese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Smokehouse Burger on Artisan Roll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Bacon Smokehouse Burger on Artisan Roll (Fresh Beef)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BURG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ddar Bacon Onion Grilled Chicken Sandwich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130" calcext:value-type="float">
            <text:p>2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Grilled Chicken Bacon Clubhouse Sandwich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Filet-O-Fis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uttermilk Crispy Chicken Bacon Clubhouse Sandwich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Chicken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Ranch McChicke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Buffalo Ranch McChicke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Cheddar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Buttermilk Crispy Chicken Sandwich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'n Spicy McChicken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Cheddar Hot 'n Spicy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(Buttermilk Crispy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20 piece)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40 piece)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acon Ranch Salad with Buttermilk Crispy Chicken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(Grilled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acon Ranch Salad with Grilled Chicken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Southwest Salad with Buttermilk Crispy Chicken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Southwest Salad with Grilled Chicke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4 piece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rtisan Grilled Chicken Sandwich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Sandwich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ggie McWrap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50 Piece)</text:p>
          </table:table-cell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bster Roll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Chicken Deluxe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ld Bay Double Filet-O-Fish Sandwic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ld Bay Filet-O-Fish Sandwic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Jalapeno McChicke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N' Spicy McChicken Deluxe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Chicken Scratch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Griddles Buttermilk Crispy Chicken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Chicken McGriddles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Chicken Biscuit Pressure Fried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Biscuit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Chicken Scratch Biscuit Pressure Fried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N Spicy McChicken Scratch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Tenders 2 pc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Tenders 4 pc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Tenders 10 pc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gnature Sriracha Buttermilk Crispy Chicken on Artisan Roll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gnature Sriracha Artisan Grilled Chicken on Artisan Roll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Tenders 6 pc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0" calcext:value-type="float">
            <text:p>209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Tenders (20 piece)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Tenders Pressure Fried (4 piece)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Tenders Pressure Fried (10 piece)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Tenders Pressure Fried (2 piece)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Tenders Pressure Fried (6 piece)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ttermilk Crispy Chicken Tenders Pressure Fried (20 piece)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7130" calcext:value-type="float">
            <text:p>713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Bacon Artisan Grilled Chicken on Artisan Roll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ss Mushroom Melt Buttermilk Crispy Chicken on Artisan Roll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ss Mushroom Melt Artisan Grilled on Artisan Roll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Bacon Buttermilk Crispy Chicken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lassic Chicken Sandwich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Buttermilk Chicken Tender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Smokehouse Buttermilk Crispy Chicken on Artisan Roll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Smokehouse Artisan Grilled Chicken on Artisan Roll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HICK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&amp; Egg Burrito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Egg &amp; Cheese Bagel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Egg &amp; Cheese Biscuit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 with Eg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Chicken Biscuit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&amp; Maple Oatmeal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Mc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 with Egg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McGriddl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Griddl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Bagel with Egg Whit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with Hotcake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innamon Melts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White Delight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Scratch Biscuit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Scratch Biscuit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Scratch Biscuit with Egg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Chicken Scratch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 with Egg Whit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McGriddles with Egg Whites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Biscuit with Egg Whites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with Egg Whites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with Hotcakes and Egg White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&amp; Maple Oatmeal without Brown Sugar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 with Egg Whites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&amp; Cheese McGriddles with Egg Whit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Bage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Egg &amp; Cheese McMuffi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scuit and Sausage Gravy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rizo Burrito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Griddles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and Cheese Bagel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berry Muffin Main Street Gourme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Two Bacon Hotcakes Scrambled Egg and Biscuit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and White Cheddar Cheese McMuffi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and Egg Biscuit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Egg and Cheese McGriddle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pple Cinnamon 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and Cheese Bagel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Sausage and Egg McMuffi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Sausage Scrambled with Hotcakes and Muffin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Sausage McMuffin with Egg and Cheese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ranberry Orange Muffin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am Eggs and Rice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gel With Cream Chees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berry Biscuit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scuit Sausage Egg and Cheese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Sausage and English Muffin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Chicken Biscuit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scuit Sausage Gravy Platter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10" calcext:value-type="float">
            <text:p>241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Griddles Chicken Sausage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innamon Sweet Cheese Pastry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spberry Pastry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Biscuit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gel Plain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untry Ham Biscuit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Steak Hotcakes Scrambled with Biscuit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190" calcext:value-type="float">
            <text:p>219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scuit Chicken Sausage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rry Bran Muffin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its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cal Deluxe Breakfast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Chocolate Muffin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berry Muffin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innamon Coffee Cak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eak Egg and Cheese Bagel with Slivered Onions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Bacon Scrambled and Biscuit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untry Ham and Egg Biscui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Sausage McMuffin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Bacon Sausage Scrambled with Hotcakes and Muffin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scuit Sausage and Cheese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am Side Order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rtuguese Sausage Eggs and Rice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and Maple Oatmeal with Maple Sugar Packet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and Chorizo Breakfast Bowl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N Spicy McChicken Biscuit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Breakfast Steak Scrambled with Biscuit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Griddles Spam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een Chile Bacon Burrito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een Chile Sausage Burrito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cratch Biscuit and Gravy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scuit Scratch Sausage and Cheese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emon Poppy Seed Muffin Topper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Coffee Cak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berry Muffin Topper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uble Chocolate Muffin Topper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rrot Muffin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i Butter Croissant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urkey Sausage and Tomatillo Scramble Bowl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de Sala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LA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acon Ranch Salad (without chicken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Southwest Salad (without chicken)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acon Ranch Salad with Buttermilk Crispy Chicken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Bacon Ranch Salad with Grilled Chicken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Southwest Salad with Buttermilk Crispy Chicken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emium Southwest Salad with Grilled Chicke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roccoli Cheese Soup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Noodle Soup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mall French Frie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 with Choban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de Sala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rge French Fri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ids Fries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(Buttermilk Crispy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nch Snack Wrap (Grilled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ac Snack Wrap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zzarella Sticks (3 Piece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sket of Fries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neapple Sid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Cheddar Potato Bites (12 piece)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pcorn (Large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dium French Fries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rtuguese Sausage Side Order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imi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pcorn (Small)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Cheddar Potato Bites (8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ourmet Twist Hot Pretzel with Butter Sal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lain Gourmet Pretzel Twist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ilroy Garlic Fries (Large)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ilroy Garlic Fries (Medium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 (Lar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ese Curds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ench Fries (Large) Compostable Packagin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ench Fries (Medium) Compostable Packagin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ench Fries (Kids) Compostable Packaging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aramel Sundae Compostable Packaging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undae Compostable Packaging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NACKSID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Shake (Small)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Shake (Small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hake (Small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Nog Shake (Small)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hocolate (Small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(Large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(Medium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t Free Chocolate Milk Jug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asani Water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Small)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Tea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Medium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Extra Small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Tea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Tea (Large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Tea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 Juice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Extra Small)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Medium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Medium)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Extra Small)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Large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lassic Lemonade (Small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lassic Lemonade (Medium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lassic Lemonade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Strawberry Lemonade (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Strawberry Lemonade (Medium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Strawberry Lemonade (Large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Medium) No Ice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 Raspberry ICEE (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 NOT USE Fanta Orange (Large) No Ice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Small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Large) No Ice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Large) No Ice</text:p>
          </table:table-cell>
          <table:table-cell table:style-name="ce1" office:value-type="float" office:value="370" calcext:value-type="float">
            <text:p>3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Small)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Small) No Ice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Small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Small) No Ic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 Juice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Large)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Large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Large) No Ic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Small) No Ic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Medium 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Small) No Ice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Large) No Ice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Large)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Extra 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Medium) No Ice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 Raspberry ICEE (Medium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 Juice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Medium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Medium) No Ic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Medium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Extra 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Grape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ke ICEE (Medium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Large) No Ice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Extra Small)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Extra Small) No Ice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ild Cherry ICEE (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Tea (Gallon)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e-percent Low Fat Milk Jug California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Extra Small) No Ice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Fruit Punc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Strawberry Punch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Medium) No Ice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ke ICEE (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Fruit Punch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Medium) No I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Large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Zero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Large) No Ice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 Strawberry (Large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ild Cherry ICEE (Medium)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Dr Pepper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Medium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Medium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OWERADE Mountain Berry Blast (Small) No Ic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Flash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Extra Small) No I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r Pepper (Extra Small) No Ice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Zero Sugar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ca-Cola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Large)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ight Lemonade (Large) No Ice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ffeine Free Diet Coke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Large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UZE Raspberry Tea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rite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Large) No Ice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llo Yello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Extra 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Root Beer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 Juice (Value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Coke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ke ICEE (Large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ild Cherry ICEE (Large)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ue Raspberry ICEE (Large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Extra Small) No Ice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Extra Small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Small)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Small) No Ice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rnor's Ginger Ale (Large) No Ice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ozen Fanta Blue Raspberry (Medium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ozen Fanta Blue Raspberry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ozen Fanta Blue Raspberry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Tea (Large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Tea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Extra Small)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Extra Small) No Ice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Large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Medium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Medium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Gallon)</text:p>
          </table:table-cell>
          <table:table-cell table:style-name="ce1" office:value-type="float" office:value="2110" calcext:value-type="float">
            <text:p>2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ke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rry Coca-Cola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Large) No Ice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Extra Small) No Ice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Medium)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r. Pibb Xtra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ozen Fanta Wild Cherry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ozen Fanta Wild Cherry (Medium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ozen Fanta Wild Cherry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Large) No Ice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psi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Large) No Ice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st Twist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Large) No Ice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Small) No Ic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thern Style Sweet Tea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Large) No I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Tea (Large) No Ice</text:p>
          </table:table-cell>
          <table:table-cell table:style-name="ce1" office:value-type="float" office:value="560" calcext:value-type="float">
            <text:p>5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tamin Water XXX Zero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Lemonade (Extra Small) No I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Medium) No Ic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Large) No Ice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untain Dew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Medium) No Ice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iet Pepsi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opicana Pink Lemonade (Extra Small)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waiian Punch Fruit Juicy Red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rq's Caffeine Free Root Beer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 NOT USE Fanta Orange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O NOT USE Fanta Orange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ade Slushie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Cherry Limeade Slushie (Medium)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Fruit Punch Slushie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Fruit Punch Slushie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Fruit Punch Slushie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ade Slushie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Orangeade Slushie (Small)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Cherry Limeade Slushie (Large)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Cherry Limeade Slushie (Small)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Tea (Medium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Large)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Large) No Ice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Small)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Small) No Ic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Extra Small)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Extra Small) No I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Medium)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by Sprite™ Tropic Berry (Medium) No Ic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nest Kids Appley Ever After (Box 6 fl oz Drink Box)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Blue Raspberry Slushie (Large)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Blue Raspberry Slushie (Small)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Blue Raspberry Slushie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Tropic Twist Slushie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Tropic Twist Slushie (Large)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ute Maid Tropic Twist Slushie (Small)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Crush (Large) No Ic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VER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cha (Small)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ffe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Latte (Small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Shake (Small)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Shake (Small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hake (Small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(Small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cha Caramel (Small)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appe Mocha (Small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appe Caramel (Small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Banana Smoothie (Small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ango Pineapple Smoothie (Small)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hocolate (Small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ramel Cappuccino (Small)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Cappuccino (Small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aramel Latte (Small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French Vanilla Latte (Small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tte (Small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Mocha (Small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aramel Mocha (Small)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ppuccino (Small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cha Caramel (Medium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cha Caramel (Large)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hocolate (Medium)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Banana Smoothie (Large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Caramel (Small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French Vanilla (Small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(Large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offee (Medium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hocolate (Large)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Mocha (Large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Mocha (Medium)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cha (Medium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cha (Large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tte (Medium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tte Caramel (Small)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tte French Vanilla (Small)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spresso Americano Coffe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tte Iced (Medium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ramel Macchiato (Small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aramel Macchiato (Medium)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tte Iced (Large)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aramel Macchiato (Large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ced Caramel Macchiato (Small)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ld Brew Frappe (Small)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ld Brew Frozen Coffee (Small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AF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ked Hot Apple Pie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Chip Cooki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atmeal Raisin Cookie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Shake (Medium)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Shake (Large)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Con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iddie C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Fudge Sunda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aramel Sunda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undae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M&amp;M'S Chocolate Candies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Oreo Cooki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Shake (Small)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Shake (Small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hake (Small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Nog Shake (Small)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&amp; Crè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ugar Cooki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hamrock Shake (Small)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M&amp;M'S Chocolate Candies (Snack Size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Oreo Cookies (Snack Size)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hake (Medium)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Shake (Medium)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Nog Shake (Medium)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Nog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hamrock Shake (Medium)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hamrock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Reese's Peanut Butter Cup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Potato and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umpkin and Creme Pie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Twix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Twix (Snack Size)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wist Con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nt Chocolate Chip Ice Cream (1 scoop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ied Coconut (Haupia) Pi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Ice Cream (1 scoop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Cone (Large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aches and Creme Pi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lain Sundae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affle Cone Sundae With Fudge Topping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dderly Chocolate Ice Cream (1 scoop)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nge Sherbet (1 scoop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Bean Ice Cream (1 scoop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ied Taro Pie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arionberry Pie Ice Cream (1 scoop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Con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ramel Butter Pecan Ice Cream (1 scoop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uava and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nilla Cone (Lar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wist Cone (Lar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egon Strawberry Ice Cream (1 scoop no cone)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urtle Brownie Sundae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Peanut Butter Ice Cream (1 scoop)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cFlurry with Kit Kat (Regular)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hortcake Sundae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rthday Cake Dipped Con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ffee Almond Fudge Ice Cream (1 scoop)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okie Dough Ice Cream (1 scoop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ramel Sundae Waffle Cone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Fudge Sundae Compostable Packaging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innamon Coffee Cake Muffin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uxedo Coffee Cak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ied Guava Pie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ed Berry and Lemon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Dipped Twist Ice Cream Con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ocolate Dipped Chocolate Ice Cream Con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ked Cherry and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eo McFlurry Sandwich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&amp;M McFlurry Sandwich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Caramel Sundae Compostable Packaging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Sundae Compostable Packaging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ape Jam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awberry Preserves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ugar Packet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lorie Sweetener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lenda No Calorie Sweetener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ante Sauce Packet (Hot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ante Sauce Packet (Mild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 Mustard Sauc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banero Ranch Sauc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etchup Packe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icy Buffalo Sauc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ewman's Own Low Fat Balsamic Vinaigrett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ewman's Own Creamy Southwest Dressing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ewman's Own Low Fat Family Recipe Italian Dressing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lt Packe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ney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ewman's Own Ranch Dressing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'N Sour Sauc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 Syrup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eanuts Packet (for Sundaes)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angy Barbeque Sauc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Ranch McChicke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hipped Butter (1 pat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ayonnaise Packet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w Fat Crunchy Granola Packe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ack Pepper Packet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ewman's Own Creamy French Dressing (Packa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Mac Sauc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ustard Packe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hite Buttermint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IMEN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 with Eg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Mc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 with Egg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McGriddl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Griddl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LLDAYBREAKFA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iscuit with Egg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acon Egg &amp; Cheese McGriddl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Griddl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BISC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 with Eg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g Mc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McMuffi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DBMUFFI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mburge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4 piece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nest Kids Appley Ever After (Box 6 fl oz Drink Box)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t Free Chocolate Milk Jug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iple Cheeseburger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CPICK2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CPICK2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uarter Pounder with Chees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CPICK2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CPICK2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amburge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eeseburge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t Free Chocolate Milk Jug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4 piece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PPYMEA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gnature Sriracha Burger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Burger on Sesame Seed Bun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Artisan Grilled Chicken on Sesame Seed Bun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Buttermilk Crispy Chicken on Artisan Roll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Burger on Artisan Roll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Artisan Grilled Chicken on Artisan Roll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Burger on Artisan Roll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Burger on Sesame Seed Bun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Buttermilk Crispy Chicken on Sesame Seed Bun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Artisan Grilled Chicken on Sesame Seed Bun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Artisan Grilled Chicken on Artisan Roll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gnature Sriracha Buttermilk Crispy Chicken on Artisan Roll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Buttermilk Crispy Chicken on Sesame Seed Bun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ignature Sriracha Artisan Grilled Chicken on Artisan Roll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Buttermilk Crispy Chicken on Artisan Roll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Buttermilk Crispy Chicken on Texas Toast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Artisan Grilled Chicken on Texas Toast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Burger on Texas Toast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eet BBQ Bacon Artisan Grilled Chicken on Texas Toast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o Guacamole Buttermilk Crispy Chicken on Texas Toast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Bacon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ss Mushroom Melt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Bacon Artisan Grilled Chicken on Artisan Roll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ss Mushroom Melt Buttermilk Crispy Chicken on Artisan Roll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ss Mushroom Melt Artisan Grilled on Artisan Roll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ffalo Bacon Buttermilk Crispy Chicken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Double Burger on Artisan Roll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Artisan Grilled Chicken on Texas Toast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Buttermilk Crispy Chicken on Texas Toast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Burger on Texas Toast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Buttermilk Crispy Chicken on Artisan Roll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Burger on Artisan Roll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rlic White Cheddar Artisan Grilled Chicken on Artisan Roll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IGNATUR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CPICK2B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CPICK2B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Mac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CPICK2B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CPICK2B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CPICK2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CPICK2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g Mac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CPICK2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CPICK2C</text:p>
          </table:table-cell>
          <table:table-cell table:number-columns-repeated="1012"/>
        </table:table-row>
        <table:table-row table:style-name="ro2" table:number-rows-repeated="10477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cd35.tsv" style:display-name="PageStyle_mcd35.t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52" meta:object-count="0"/>
    <meta:generator>LibreOfficeDev/5.1.0.3$Linux_X86_64 LibreOffice_project/</meta:generator>
  </office:meta>
</office:document-meta>
</file>